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6000000C83E51D56FBF5BAF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528cm" fo:min-width="1.601cm"/>
    </style:style>
    <style:style style:name="gr2" style:family="graphic" style:parent-style-name="standard">
      <style:graphic-properties draw:fill-color="#99ff99" draw:textarea-horizontal-align="justify" draw:textarea-vertical-align="middle" draw:auto-grow-height="false" fo:min-height="4.322cm" fo:min-width="4.07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" svg:stroke-opacity="0%" draw:fill="none" draw:fill-color="#cccccc" draw:textarea-horizontal-align="justify" draw:textarea-vertical-align="middle" draw:auto-grow-height="false" fo:min-height="0.766cm" fo:min-width="2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7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99ff" draw:textarea-horizontal-align="justify" draw:textarea-vertical-align="middle" draw:auto-grow-height="false" fo:min-height="1.02cm" fo:min-width="1cm"/>
    </style:style>
    <style:style style:name="gr8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svg:stroke-color="#000000" draw:fill-color="#ff99ff" draw:textarea-horizontal-align="justify" draw:textarea-vertical-align="middle" draw:auto-grow-height="false" fo:min-height="1.02cm" fo:min-width="2.80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99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99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101cm" svg:height="1.778cm" svg:x="2.571cm" svg:y="6.31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572cm" svg:x="10.438cm" svg:y="8.382cm">
          <text:p text:style-name="P1"><text:span text:style-name="T2">Σ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112cm" svg:y1="7.326cm" svg:x2="10.438cm" svg:y2="10.922cm">
          <text:p/>
        </draw:line>
        <draw:line draw:style-name="gr3" draw:text-style-name="P4" draw:layer="layout" svg:x1="7.058cm" svg:y1="11.39cm" svg:x2="10.438cm" svg:y2="10.922cm">
          <text:p/>
        </draw:line>
        <draw:line draw:style-name="gr3" draw:text-style-name="P4" draw:layer="layout" svg:x1="7.058cm" svg:y1="17.994cm" svg:x2="10.438cm" svg:y2="10.922cm">
          <text:p/>
        </draw:line>
        <draw:custom-shape draw:style-name="gr4" draw:text-style-name="P5" draw:layer="layout" svg:width="3.302cm" svg:height="1.016cm" svg:x="-0.254cm" svg:y="6.564cm">
          <text:p text:style-name="P1">(0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302cm" svg:height="1.016cm" svg:x="-0.254cm" svg:y="10.628cm">
          <text:p text:style-name="P1">(0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302cm" svg:height="1.016cm" svg:x="-0.254cm" svg:y="17.486cm">
          <text:p text:style-name="P1">(0,1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524cm" svg:height="4.624cm" svg:x="2.766cm" svg:y="12.96cm">
          <draw:text-box>
            <text:p text:style-name="P1"><text:span text:style-name="T3">.</text:span></text:p>
            <text:p text:style-name="P1"><text:span text:style-name="T3">.</text:span></text:p>
            <text:p text:style-name="P1"><text:span text:style-name="T3">.</text:span></text:p>
          </draw:text-box>
        </draw:frame>
        <draw:line draw:style-name="gr3" draw:text-style-name="P4" draw:layer="layout" svg:x1="15.01cm" svg:y1="10.668cm" svg:x2="18.566cm" svg:y2="10.668cm">
          <text:p/>
        </draw:line>
        <draw:frame draw:style-name="gr6" draw:text-style-name="P4" draw:layer="layout" svg:width="6.096cm" svg:height="4.255cm" svg:x="18.566cm" svg:y="8.636cm">
          <draw:image xlink:href="Pictures/1000020100000136000000C83E51D56FBF5BAF5D.png" xlink:type="simple" xlink:show="embed" xlink:actuate="onLoad">
            <text:p/>
          </draw:image>
        </draw:frame>
        <draw:custom-shape draw:style-name="gr4" draw:text-style-name="P5" draw:layer="layout" svg:width="3.302cm" svg:height="1.016cm" svg:x="15.01cm" svg:y="8.636cm">
          <text:p text:style-name="P1">≥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302cm" svg:height="1.016cm" svg:x="24.256cm" svg:y="10.16cm">
          <text:p text:style-name="P1">(0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101cm" svg:height="1.778cm" svg:x="2.571cm" svg:y="10.41cm">
          <text:p text:style-name="P1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01cm" svg:height="1.778cm" svg:x="2.571cm" svg:y="17.078cm">
          <text:p text:style-name="P1">X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.27cm" svg:x="5.866cm" svg:y="4.532cm">
          <text:p text:style-name="P1">W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16cm" svg:height="1.016cm" svg:x="6.042cm" svg:y="6.764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604cm" svg:y1="5.802cm" svg:x2="6.604cm" svg:y2="6.664cm">
          <text:p/>
        </draw:line>
        <draw:line draw:style-name="gr3" draw:text-style-name="P4" draw:layer="layout" svg:x1="4.672cm" svg:y1="7.326cm" svg:x2="6.042cm" svg:y2="7.326cm">
          <text:p/>
        </draw:line>
        <draw:custom-shape draw:style-name="gr7" draw:text-style-name="P7" draw:layer="layout" svg:width="1.5cm" svg:height="1.27cm" svg:x="5.866cm" svg:y="8.533cm">
          <text:p text:style-name="P1">W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16cm" svg:height="1.016cm" svg:x="6.042cm" svg:y="10.765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604cm" svg:y1="9.803cm" svg:x2="6.604cm" svg:y2="10.665cm">
          <text:p/>
        </draw:line>
        <draw:line draw:style-name="gr3" draw:text-style-name="P4" draw:layer="layout" svg:x1="4.672cm" svg:y1="11.327cm" svg:x2="6.042cm" svg:y2="11.327cm">
          <text:p/>
        </draw:line>
        <draw:custom-shape draw:style-name="gr7" draw:text-style-name="P7" draw:layer="layout" svg:width="1.5cm" svg:height="1.27cm" svg:x="5.866cm" svg:y="15.234cm">
          <text:p text:style-name="P1">W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16cm" svg:height="1.016cm" svg:x="6.042cm" svg:y="17.466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604cm" svg:y1="16.504cm" svg:x2="6.604cm" svg:y2="17.366cm">
          <text:p/>
        </draw:line>
        <draw:line draw:style-name="gr3" draw:text-style-name="P4" draw:layer="layout" svg:x1="4.672cm" svg:y1="18.028cm" svg:x2="6.042cm" svg:y2="18.028cm">
          <text:p/>
        </draw:line>
        <draw:custom-shape draw:style-name="gr1" draw:text-style-name="P2" draw:layer="layout" svg:width="2.101cm" svg:height="1.778cm" svg:x="8.672cm" svg:y="2.31cm">
          <text:p text:style-name="P1">X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1.016cm" svg:x="6.047cm" svg:y="2.464cm">
          <text:p text:style-name="P1">(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3.302cm" svg:height="1.27cm" svg:x="11.026cm" svg:y="0.532cm">
          <text:p text:style-name="P1">b (W<text:span text:style-name="T1">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16cm" svg:height="1.016cm" svg:x="12.143cm" svg:y="2.764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705cm" svg:y1="1.802cm" svg:x2="12.705cm" svg:y2="2.664cm">
          <text:p/>
        </draw:line>
        <draw:line draw:style-name="gr3" draw:text-style-name="P4" draw:layer="layout" svg:x1="10.773cm" svg:y1="3.326cm" svg:x2="12.143cm" svg:y2="3.326cm">
          <text:p/>
        </draw:line>
        <draw:line draw:style-name="gr3" draw:text-style-name="P4" draw:layer="layout" svg:x1="12.7cm" svg:y1="3.78cm" svg:x2="12.7cm" svg:y2="8.382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5:32:33.737430064</meta:creation-date>
    <dc:date>2019-04-04T21:05:22.455469869</dc:date>
    <meta:editing-duration>PT4H13S</meta:editing-duration>
    <meta:editing-cycles>6</meta:editing-cycles>
    <meta:generator>LibreOffice/5.1.6.2$Linux_X86_64 LibreOffice_project/10m0$Build-2</meta:generator>
    <meta:document-statistic meta:object-count="57"/>
  </office:meta>
</office:document-meta>
</file>